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Arial"/>
    </style:style>
    <style:style style:name="P2" style:family="paragraph" style:parent-style-name="Text_20_body" style:list-style-name="L1">
      <style:text-properties style:font-name="Arial" fo:font-weight="normal" style:font-weight-asian="normal" style:font-weight-complex="normal"/>
    </style:style>
    <style:style style:name="P3" style:family="paragraph" style:parent-style-name="Text_20_body" style:list-style-name="L1">
      <style:text-properties style:font-name="Arial" fo:font-weight="normal" officeooo:rsid="001e0b81" officeooo:paragraph-rsid="001e0b81" style:font-weight-asian="normal" style:font-weight-complex="normal"/>
    </style:style>
    <style:style style:name="P4" style:family="paragraph" style:parent-style-name="Text_20_body" style:list-style-name="L1">
      <style:text-properties style:font-name="Arial" fo:font-weight="normal" officeooo:rsid="001e0b81" officeooo:paragraph-rsid="00260607" style:font-weight-asian="normal" style:font-weight-complex="normal"/>
    </style:style>
    <style:style style:name="P5" style:family="paragraph" style:parent-style-name="Text_20_body" style:list-style-name="L1">
      <style:text-properties style:font-name="Arial" fo:font-weight="normal" officeooo:rsid="0021d69b" officeooo:paragraph-rsid="0021d69b" style:font-weight-asian="normal" style:font-weight-complex="normal"/>
    </style:style>
    <style:style style:name="P6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Arial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fdf70"/>
    </style:style>
    <style:style style:name="T4" style:family="text">
      <style:text-properties officeooo:rsid="00210f11"/>
    </style:style>
    <style:style style:name="T5" style:family="text">
      <style:text-properties officeooo:rsid="0022cbb1"/>
    </style:style>
    <style:style style:name="T6" style:family="text">
      <style:text-properties officeooo:rsid="0027a6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orgehensweise beim Schneiden von Anfällen</text:h>
      <text:list xml:id="list8632755315823483506" text:style-name="L1">
        <text:list-item>
          <text:p text:style-name="P1">Ausdrucken der EEG-Berichte mit Hilfe der Patientendatenbank</text:p>
        </text:list-item>
        <text:list-item>
          <text:p text:style-name="P1">EEG-Berichte lesen und Anfallszeiten heraus schreiben</text:p>
        </text:list-item>
        <text:list-item>
          <text:p text:style-name="P1">Anfallszeiten in die Tabelle unter <text:a xlink:type="simple" xlink:href="../../../../../N:/seizures/seizures.xls" text:style-name="Internet_20_link" text:visited-style-name="Visited_20_Internet_20_Link">N:/seizures/seizures.xls</text:a> eintragen und speichern</text:p>
        </text:list-item>
        <text:list-item>
          <text:p text:style-name="P1">Entweder Anfallszeiten aus Tabelle als csv-Datei exportieren, oder Anfallszeiten in eine csv-Datei eintragen <text:span text:style-name="T1">→ WICHTIG!: </text:span><text:span text:style-name="T2">Format: YYYY-MM-DD_hh-mm-ss</text:span></text:p>
        </text:list-item>
        <text:list-item>
          <text:p text:style-name="P2">Im Skript „extractSeizures.py“ den Pfad zu dieser csv-Datei anpassen</text:p>
        </text:list-item>
        <text:list-item>
          <text:p text:style-name="P3">Create a directory and move all the folders with raw_data there <text:span text:style-name="T3">(To prevent interfere with the other raw datas in the current directoy), This will be referred to as InputDir</text:span></text:p>
        </text:list-item>
        <text:list-item>
          <text:p text:style-name="P4">Create a directoy for the output (has to be different than the inputdir), <text:span text:style-name="T3">This will be referred to as OutputDir</text:span></text:p>
        </text:list-item>
        <text:list-item>
          <text:p text:style-name="P2">extractSeizures.py ausführen:</text:p>
        </text:list-item>
        <text:list-item>
          <text:p text:style-name="P6">python extractSeizures.py /PfadZuDenRohdaten<text:span text:style-name="T4">d</text:span> /PfadZumOutputordner -o 3 -p 8 </text:p>
          <text:list>
            <text:list-item>
              <text:list>
                <text:list-header>
                  <text:p text:style-name="P5">for Pegasus recordings: <text:s text:c="3"/><text:line-break/> <text:s/><text:line-break/>python extractSeizures<text:span text:style-name="T5">Pegasus</text:span>.py /PathToInput<text:span text:style-name="T6">D</text:span>ir /PathToOutput<text:span text:style-name="T6">D</text:span>ir -o 3 -p 8 <text:s/><text:line-break/></text:p>
                </text:list-header>
              </text:list>
            </text:list-item>
          </text:list>
        </text:list-item>
        <text:list-item>
          <text:p text:style-name="P6">3 = Offset (Zeitspanne vor Anfallsbeginn)</text:p>
        </text:list-item>
        <text:list-item>
          <text:p text:style-name="P6">8 = Period (Zeitspanne zwischen Anfallsbeginn-Offset und Ende der Schneidesequenz)</text:p>
        </text:list-item>
        <text:list-item>
          <text:p text:style-name="P6">Offset und Period sind beliebig änderbar</text:p>
        </text:list-item>
        <text:list-item>
          <text:p text:style-name="P2">die nun geschnittenen Anfälle werden nun optisch ausgewertet (Skripte von Florian) und der Anfallszeitpunkt nochmal genauer bestimmt</text:p>
        </text:list-item>
        <text:list-item>
          <text:p text:style-name="P2">Der Schneidevorgang wiederholt sich dann also mit den korrigierten Anfallszeitpunkten</text:p>
        </text:list-item>
        <text:list-item>
          <text:p text:style-name="P2">Beim Einlesen der geschnittenen Anfälle in den Viewer müssen diese vorher noch in eine h5-Datei umgewandelt werden. Dies wird mit dem Viewer-GUI gemach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</meta:initial-creator>
    <meta:creation-date>2014-07-04T09:01:14</meta:creation-date>
    <dc:date>2020-09-03T16:14:46.646876902</dc:date>
    <meta:editing-duration>PT1H38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12" meta:character-count="1502" meta:non-whitespace-character-count="1312"/>
  </office:meta>
</office:document-meta>
</file>